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3df64" officeooo:paragraph-rsid="0013df64" style:font-size-asian="22pt" style:font-size-complex="2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1965in" loext:contextual-spacing="false"/>
    </style:style>
    <style:style style:name="P4" style:family="paragraph" style:parent-style-name="Text_20_body" style:list-style-name="L1"/>
    <style:style style:name="P5" style:family="paragraph" style:parent-style-name="Text_20_body">
      <style:paragraph-properties fo:margin-top="0in" fo:margin-bottom="0in" loext:contextual-spacing="false"/>
      <style:text-properties fo:font-size="10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m-core.org/download/#mining-softwares" text:style-name="Internet_20_link" text:visited-style-name="Visited_20_Internet_20_Link">http://m-core.org/download/#mining-softwares</text:a></text:p>
      <text:p text:style-name="P1"/>
      <text:p text:style-name="P1"/>
      <text:p text:style-name="P1">Mining Softwares</text:p>
      <text:section text:style-name="Sect1" text:name="instructions">
        <text:p text:style-name="Standard">Instructions</text:p>
      </text:section>
      <text:p text:style-name="Standard">The core software to mine MAGI is the <text:a xlink:type="simple" xlink:href="http://m-core.org/download/#cpu-miner-source" text:style-name="Internet_20_link" text:visited-style-name="Visited_20_Internet_20_Link">CPU miner</text:a> which is modified to include the M7M PoW hash function. Two major releases are available compiled by <text:a xlink:type="simple" xlink:href="http://m-core.org/download/#cpu-miner-Spexx" text:style-name="Internet_20_link" text:visited-style-name="Visited_20_Internet_20_Link">Spexx</text:a>, and the MAGI team (<text:a xlink:type="simple" xlink:href="http://m-core.org/download/#cpu-m-minerd" text:style-name="Internet_20_link" text:visited-style-name="Visited_20_Internet_20_Link">m-minerd</text:a>). <text:a xlink:type="simple" xlink:href="http://m-core.org/download/#cpu-miner-NeedIfFindIt" text:style-name="Internet_20_link" text:visited-style-name="Visited_20_Internet_20_Link">NeedIfFindIt</text:a> released a frond-end GUI version for the easy setup, as well as, importantly, having control on the hashing rate in line with the MAGI's PoW block value. <text:a xlink:type="simple" xlink:href="http://m-core.org/download/#cpu-m-cpuminer-qt" text:style-name="Internet_20_link" text:visited-style-name="Visited_20_Internet_20_Link">m-cpuminer-qt</text:a> is another GUI miner released by the MAGI team; the current version allows control on hashing at a fixed rate (by using -e flag). </text:p>
      <text:p text:style-name="Standard"><text:a xlink:type="simple" xlink:href="https://github.com/magi-project/m-cpuminer-v2" office:target-frame-name="_blank" xlink:show="new" text:style-name="Internet_20_link" text:visited-style-name="Visited_20_Internet_20_Link">Read more</text:a></text:p>
      <text:section text:style-name="Sect1" text:name="cpu-miner-source">
        <text:p text:style-name="Standard">CPU Miner Source Code</text:p>
      </text:section>
      <text:p text:style-name="Standard"><text:a xlink:type="simple" xlink:href="https://github.com/magi-project/m-cpuminer-v2" office:target-frame-name="_blank" xlink:show="new" text:style-name="Internet_20_link" text:visited-style-name="Visited_20_Internet_20_Link">https://github.com/magi-project/m-cpuminer-v2</text:a></text:p>
      <text:section text:style-name="Sect1" text:name="cpu-miner-Spexx">
        <text:p text:style-name="Standard">Windows binaries (by Spexx)</text:p>
      </text:section>
      <text:p text:style-name="Standard"><text:a xlink:type="simple" xlink:href="http://www.coinmagi.org/files/m-cpuminer/Spexx/" office:target-frame-name="_blank" xlink:show="new" text:style-name="Internet_20_link" text:visited-style-name="Visited_20_Internet_20_Link">Download</text:a></text:p>
      <text:section text:style-name="Sect1" text:name="cpu-miner-NeedIfFindIt">
        <text:p text:style-name="Standard">Sweet Spot Magi Controller (by <text:a xlink:type="simple" xlink:href="http://xmg.makejar.com/" office:target-frame-name="_blank" xlink:show="new" text:style-name="Internet_20_link" text:visited-style-name="Visited_20_Internet_20_Link">NeedIfFindIt</text:a>)</text:p>
      </text:section>
      <text:p text:style-name="Standard"><text:a xlink:type="simple" xlink:href="http://www.coinmagi.org/files/m-cpuminer/NeedIfFindIt-Sweet-Spot/" office:target-frame-name="_blank" xlink:show="new" text:style-name="Internet_20_link" text:visited-style-name="Visited_20_Internet_20_Link">Download</text:a></text:p>
      <text:section text:style-name="Sect1" text:name="cpu-m-minerd">
        <text:p text:style-name="Standard">m-minerd (<text:a xlink:type="simple" xlink:href="http://www.coinmagi.org/files/m-cpuminer" office:target-frame-name="_blank" xlink:show="new" text:style-name="Internet_20_link" text:visited-style-name="Visited_20_Internet_20_Link">more</text:a>)</text:p>
      </text:section>
      <text:p text:style-name="P2"><text:a xlink:type="simple" xlink:href="https://github.com/magi-project/m-cpuminer-v2/releases" office:target-frame-name="_blank" xlink:show="new" text:style-name="Internet_20_link" text:visited-style-name="Visited_20_Internet_20_Link">Github release</text:a></text:p>
      <text:p text:style-name="P2"><text:a xlink:type="simple" xlink:href="http://www.coinmagi.org/files/m-cpuminer/m-minerd-64-win.zip" office:target-frame-name="_blank" xlink:show="new" text:style-name="Internet_20_link" text:visited-style-name="Visited_20_Internet_20_Link">Windows 64bit</text:a></text:p>
      <text:p text:style-name="P2"><text:a xlink:type="simple" xlink:href="http://www.coinmagi.org/files/m-cpuminer/m-minerd-32-win.zip" office:target-frame-name="_blank" xlink:show="new" text:style-name="Internet_20_link" text:visited-style-name="Visited_20_Internet_20_Link">Windows 32bit</text:a></text:p>
      <text:p text:style-name="P2"><text:a xlink:type="simple" xlink:href="http://www.coinmagi.org/files/m-cpuminer/m-minerd-64-macosx.tar.gz" office:target-frame-name="_blank" xlink:show="new" text:style-name="Internet_20_link" text:visited-style-name="Visited_20_Internet_20_Link">Mac OS X</text:a></text:p>
      <text:p text:style-name="P2"><text:a xlink:type="simple" xlink:href="http://www.coinmagi.org/files/m-cpuminer/m-minerd-linux.tar.gz" office:target-frame-name="_blank" xlink:show="new" text:style-name="Internet_20_link" text:visited-style-name="Visited_20_Internet_20_Link">Linux</text:a></text:p>
      <text:section text:style-name="Sect1" text:name="cpu-m-cpuminer-qt">
        <text:p text:style-name="Standard">GUI m-cpuminer-qt (<text:a xlink:type="simple" xlink:href="http://www.coinmagi.org/files/m-cpuminer" office:target-frame-name="_blank" xlink:show="new" text:style-name="Internet_20_link" text:visited-style-name="Visited_20_Internet_20_Link">more</text:a>)</text:p>
      </text:section>
      <text:p text:style-name="P2"><text:a xlink:type="simple" xlink:href="https://github.com/magi-project/m-cpuminer-qt/releases" office:target-frame-name="_blank" xlink:show="new" text:style-name="Internet_20_link" text:visited-style-name="Visited_20_Internet_20_Link">Github release</text:a></text:p>
      <text:p text:style-name="P2"><text:a xlink:type="simple" xlink:href="http://www.coinmagi.org/files/m-cpuminer/m-cpuminer-qt-64-win.zip" office:target-frame-name="_blank" xlink:show="new" text:style-name="Internet_20_link" text:visited-style-name="Visited_20_Internet_20_Link">Windows 64bit</text:a></text:p>
      <text:p text:style-name="P2"><text:a xlink:type="simple" xlink:href="http://www.coinmagi.org/files/m-cpuminer/m-cpuminer-qt-32-win.zip" office:target-frame-name="_blank" xlink:show="new" text:style-name="Internet_20_link" text:visited-style-name="Visited_20_Internet_20_Link">Windows 32bit</text:a></text:p>
      <text:p text:style-name="P2"><text:a xlink:type="simple" xlink:href="http://www.coinmagi.org/files/m-cpuminer/m-cpuminer-qt-macosx-10.7.dmg" office:target-frame-name="_blank" xlink:show="new" text:style-name="Internet_20_link" text:visited-style-name="Visited_20_Internet_20_Link">Mac OS X</text:a></text:p>
      <text:p text:style-name="P2"><text:a xlink:type="simple" xlink:href="http://www.coinmagi.org/files/m-cpuminer/m-cpuminer-qt-linux.tar.gz" office:target-frame-name="_blank" xlink:show="new" text:style-name="Internet_20_link" text:visited-style-name="Visited_20_Internet_20_Link">Linux</text:a></text:p>
      <text:p text:style-name="P2"><text:a xlink:type="simple" xlink:href="https://github.com/magi-project/m-cpuminer-qt" office:target-frame-name="_blank" xlink:show="new" text:style-name="Internet_20_link" text:visited-style-name="Visited_20_Internet_20_Link">Source</text:a></text:p>
      <text:section text:style-name="Sect1" text:name="android-miner">
        <text:p text:style-name="Standard">Android miner</text:p>
      </text:section>
      <text:p text:style-name="Standard"><text:a xlink:type="simple" xlink:href="https://play.google.com/store/apps/details?id=com.kangaderoo.neoneonminer&amp;hl=en" office:target-frame-name="_blank" xlink:show="new" text:style-name="Internet_20_link" text:visited-style-name="Visited_20_Internet_20_Link">Download</text:a></text:p>
      <text:p text:style-name="P3"><text:line-break/><text:line-break/><text:line-break/><text:line-break/><text:line-break/><text:line-break/></text:p>
      <text:list xml:id="list5094876244997641670" text:style-name="L1">
        <text:list-item>
          <text:p text:style-name="P4"/>
        </text:list-item>
      </text:list>
      <text:p text:style-name="P5">© 2014-2017 The Coin MAGI Project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02:21:25.434531898</meta:creation-date>
    <dc:date>2017-12-26T02:24:26.190945557</dc:date>
    <meta:editing-duration>PT3M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145" meta:character-count="944" meta:non-whitespace-character-count="819"/>
  </office:meta>
</office:document-meta>
</file>